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00" draw:fill-color="#ffcc00" draw:textarea-horizontal-align="justify" draw:textarea-vertical-align="middle" draw:auto-grow-height="false" fo:min-height="3.791cm" fo:min-width="6.46cm"/>
      <style:paragraph-properties style:writing-mode="lr-tb"/>
    </style:style>
    <style:style style:name="gr2" style:family="graphic" style:parent-style-name="standard">
      <style:graphic-properties svg:stroke-width="0.081cm" draw:marker-start="" draw:marker-start-width="0.321cm" draw:marker-end="Arrow" draw:marker-end-width="0.321cm" draw:textarea-vertical-align="top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453cm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2.86cm"/>
      <style:paragraph-properties style:writing-mode="lr-tb"/>
    </style:style>
    <style:style style:name="gr5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8.70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="Arrow" draw:marker-end-width="0.321cm" draw:textarea-vertical-align="top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1.973cm" fo:min-width="3.627cm"/>
      <style:paragraph-properties style:writing-mode="lr-tb"/>
    </style:style>
    <style:style style:name="gr9" style:family="graphic" style:parent-style-name="standard">
      <style:graphic-properties draw:fill-color="#cc0000" draw:textarea-horizontal-align="justify" draw:textarea-vertical-align="middle" draw:auto-grow-height="false" fo:min-height="1.655cm" fo:min-width="6.16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1.40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6.168cm"/>
      <style:paragraph-properties style:writing-mode="lr-tb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4.513cm" fo:min-width="10.295cm"/>
      <style:paragraph-properties style:writing-mode="lr-tb"/>
    </style:style>
    <style:style style:name="gr15" style:family="graphic" style:parent-style-name="objectwithoutfill">
      <style:graphic-properties svg:stroke-width="0.081cm" svg:stroke-color="#33ff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cc0000" draw:textarea-horizontal-align="justify" draw:textarea-vertical-align="middle" draw:auto-grow-height="false" fo:min-height="1.655cm" fo:min-width="3.945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  <style:paragraph-properties style:writing-mode="lr-tb"/>
    </style:style>
    <style:style style:name="gr20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fill-color="#ff99ff" draw:textarea-horizontal-align="justify" draw:textarea-vertical-align="middle" draw:auto-grow-height="false" fo:min-height="4.513cm" fo:min-width="10.295cm"/>
      <style:paragraph-properties style:writing-mode="lr-tb"/>
    </style:style>
    <style:style style:name="gr22" style:family="graphic" style:parent-style-name="objectwithoutfill">
      <style:graphic-properties svg:stroke-width="0.081cm" svg:stroke-color="#ff99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25" style:family="graphic" style:parent-style-name="standard">
      <style:graphic-properties draw:fill-color="#cc0000" draw:textarea-horizontal-align="justify" draw:textarea-vertical-align="middle" draw:auto-grow-height="false" fo:min-height="2.291cm" fo:min-width="9.659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03cm" fo:min-width="4.897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30" style:family="graphic" style:parent-style-name="objectwithoutfill">
      <style:graphic-properties svg:stroke-width="0.212cm" draw:marker-start="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draw:marker-start="Arrow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081cm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ff66ff" draw:textarea-horizontal-align="justify" draw:textarea-vertical-align="middle" draw:auto-grow-height="false" fo:min-height="0.703cm" fo:min-width="2.04cm"/>
      <style:paragraph-properties style:writing-mode="lr-tb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fill-color="#cc0000" draw:textarea-horizontal-align="justify" draw:textarea-vertical-align="middle" draw:auto-grow-height="false" fo:min-height="1.338cm" fo:min-width="9.978cm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1.02cm" fo:min-width="0.77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1.02cm" fo:min-width="12.51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972cm" fo:min-width="10.93cm"/>
      <style:paragraph-properties style:writing-mode="lr-tb"/>
    </style:style>
    <style:style style:name="gr39" style:family="graphic" style:parent-style-name="standard">
      <style:graphic-properties draw:fill-color="#66ff99" draw:textarea-horizontal-align="justify" draw:textarea-vertical-align="middle" draw:auto-grow-height="false" fo:min-height="0.703cm" fo:min-width="1.722cm"/>
      <style:paragraph-properties style:writing-mode="lr-tb"/>
    </style:style>
    <style:style style:name="gr40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41" style:family="graphic" style:parent-style-name="standard">
      <style:graphic-properties draw:fill-color="#99ff99" draw:textarea-horizontal-align="justify" draw:textarea-vertical-align="middle" draw:auto-grow-height="false" fo:min-height="0.703cm" fo:min-width="2.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ff99"/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99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66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66ff99"/>
      <style:paragraph-properties fo:text-align="center"/>
    </style:style>
    <style:style style:name="P13" style:family="paragraph">
      <loext:graphic-properties draw:fill-color="#99ff99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842cm" svg:height="5.715cm" svg:x="90.853cm" svg:y="17.833cm">
          <text:p text:style-name="P1">Instrumented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0.853cm" svg:y1="20.69cm" svg:x2="79.423cm" svg:y2="19.94cm" draw:start-shape="id1" draw:start-glue-point="6" draw:end-shape="id2" draw:end-glue-point="1" svg:d="M90853 20690h-5715v-750h-5715" svg:viewBox="0 0 11431 751">
          <text:p text:style-name="P1">Generate traces</text:p>
        </draw:connector>
        <draw:path draw:style-name="gr3" draw:text-style-name="P1" xml:id="id2" draw:id="id2" draw:layer="layout" svg:width="5.719cm" svg:height="2.307cm" svg:x="73.703cm" svg:y="18.786cm" svg:viewBox="0 0 5720 2308" svg:d="M0 2308v-1270h953v1270zM953 2308v-1270h953v1270zM1905 2308v-1270h953v1270zM2857 2308v-1270h953v1270zM3810 2308v-1270h953v1270zM4762 2308v-1270h953v1270zM741 458c-19 5-37 7-57 7-44 0-67-25-67-76v-224h-38v-41h41l16-75h37v75h62v41h-62v212c0 16 3 27 8 34 5 6 15 10 28 10 7 0 18-2 32-5zM791 460v-258c0-23-1-49-2-78h53c2 38 2 61 2 69h2c8-29 19-49 30-59 12-11 28-16 49-16 8 0 15 1 23 3v51c-8-2-17-3-30-3-23 0-41 10-53 30s-18 49-18 86v175zM1086 466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099 424c21 0 39-5 55-14s28-22 37-38c10-16 14-33 14-50v-28l-61 1c-26 1-46 4-60 8-13 5-24 13-31 23-7 11-11 24-11 41 0 18 5 32 15 42s24 15 42 15zM1395 290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1713 304c0 38 8 68 23 89 16 21 40 31 70 31 24 0 44-5 58-14 15-10 25-22 30-37l49 14c-20 53-66 79-137 79-49 0-87-15-113-44-26-30-39-74-39-132 0-56 13-98 39-128 26-29 63-44 111-44 99 0 148 59 148 178v8zM1894 261c-3-35-12-61-27-78-15-16-36-24-64-24-27 0-48 9-64 27s-25 43-26 75zM2023 460v-258c0-23-1-49-2-78h53c2 38 2 61 2 69h2c8-29 19-49 30-59 12-11 28-16 49-16 8 0 15 1 23 3v51c-8-2-17-3-30-3-23 0-41 10-53 30s-18 49-18 86v175zM2190 467l127-467h49l-126 467zM2540 458c-19 5-37 7-57 7-44 0-67-25-67-76v-224h-38v-41h41l16-75h37v75h62v41h-62v212c0 16 3 27 8 34 5 6 15 10 28 10 7 0 18-2 32-5zM2590 460v-258c0-23-1-49-2-78h53c2 38 2 61 2 69h2c8-29 19-49 30-59 12-11 28-16 49-16 8 0 15 1 23 3v51c-8-2-17-3-30-3-23 0-41 10-53 30s-18 49-18 86v175zM2886 466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2899 424c21 0 39-5 55-14s28-22 37-38c10-16 14-33 14-50v-28l-61 1c-26 1-46 4-60 8-13 5-24 13-31 23-7 11-11 24-11 41 0 18 5 32 15 42s24 15 42 15zM3194 290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3513 304c0 38 8 68 23 89 16 21 40 31 70 31 24 0 44-5 58-14 15-10 25-22 30-37l49 14c-20 53-66 79-137 79-49 0-87-15-113-44-26-30-39-74-39-132 0-56 13-98 39-128 26-29 63-44 111-44 99 0 148 59 148 178v8zM3694 261c-3-35-12-61-27-78-15-16-36-24-64-24-27 0-48 9-64 27s-25 43-26 75zM3806 316v-50h155v50zM4140 466c-43 0-74-14-94-43-19-29-29-72-29-129 0-117 41-176 123-176 25 0 46 5 63 14s30 23 42 44c0-6 1-17 1-32 1-16 2-23 3-23h54c-2 12-3 42-3 91v380h-55v-136l1-51h-1c-11 22-25 38-41 47s-38 14-64 14zM4245 288c0-44-8-76-22-97s-37-32-68-32c-28 0-49 11-61 32-13 21-19 55-19 101 0 47 7 80 19 101 13 20 33 30 60 30 32 0 55-11 69-34 14-22 22-56 22-101zM4438 124v213c0 22 3 39 7 51 4 13 11 21 21 27 9 5 23 8 42 8 26 0 48-9 63-28 16-18 23-44 23-76v-195h56v264c0 39 1 63 2 72h-53c0-1 0-4 0-9-1-4-1-9-1-15s-1-17-1-34h-1c-13 24-28 40-45 50-16 9-37 14-62 14-37 0-64-9-81-27-17-19-26-49-26-91v-224zM4778 304c0 38 8 68 23 89 16 21 40 31 70 31 24 0 44-5 58-14 15-10 25-22 30-37l49 14c-20 53-66 79-137 79-49 0-87-15-113-44-26-30-39-74-39-132 0-56 13-98 39-128 26-29 63-44 111-44 99 0 148 59 148 178v8zM4959 261c-3-35-12-61-27-78-15-16-36-24-64-24-27 0-48 9-64 27s-25 43-26 75zM5141 124v213c0 22 3 39 7 51 4 13 11 21 21 27 9 5 23 8 42 8 26 0 48-9 63-28 16-18 23-44 23-76v-195h56v264c0 39 1 63 2 72h-53c0-1 0-4 0-9-1-4-1-9-1-15s-1-17-1-34h-1c-13 24-28 40-45 50-16 9-37 14-62 14-37 0-64-9-81-27-17-19-26-49-26-91v-224zM5481 304c0 38 8 68 23 89 16 21 40 31 70 31 24 0 44-5 58-14 15-10 25-22 30-37l49 14c-20 53-66 79-137 79-49 0-87-15-113-44-26-30-39-74-39-132 0-56 13-98 39-128 26-29 63-44 111-44 99 0 148 59 148 178v8zM5662 261c-3-35-12-61-27-78-15-16-36-24-64-24-27 0-48 9-64 27s-25 43-26 75z">
          <text:p/>
        </draw:path>
        <draw:custom-shape draw:style-name="gr4" draw:text-style-name="P1" xml:id="id3" draw:id="id3" draw:layer="layout" svg:width="4.762cm" svg:height="3.81cm" svg:x="65.135cm" svg:y="18.145cm">
          <text:p text:style-name="P1">Sender thread</text:p>
          <text:p text:style-name="P1">🗘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73.703cm" svg:y1="19.94cm" svg:x2="69.897cm" svg:y2="20.05cm" draw:start-shape="id2" draw:start-glue-point="3" draw:end-shape="id3" draw:end-glue-point="10" svg:d="M73703 19940h-1902v110h-1904" svg:viewBox="0 0 3807 111">
          <text:p/>
        </draw:connector>
        <draw:custom-shape draw:style-name="gr6" draw:text-style-name="P1" xml:id="id9" draw:id="id9" draw:layer="layout" svg:width="9.208cm" svg:height="2.222cm" svg:x="29.574cm" svg:y="18.78cm">
          <text:p text:style-name="P1">trace-processor/dispatch-trac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5.135cm" svg:y1="20.05cm" svg:x2="55.61cm" svg:y2="19.891cm" draw:start-shape="id3" draw:start-glue-point="6" draw:end-shape="id4" draw:end-glue-point="1" svg:d="M65135 20050h-4762v-159h-4763" svg:viewBox="0 0 9526 160">
          <text:p text:style-name="P1">direct function call</text:p>
        </draw:connector>
        <draw:custom-shape draw:style-name="gr8" draw:text-style-name="P3" xml:id="id10" draw:id="id10" draw:layer="layout" svg:width="4.127cm" svg:height="2.223cm" svg:x="21.638cm" svg:y="12.747cm">
          <text:p text:style-name="P1">state/*state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6.668cm" svg:height="1.905cm" svg:x="18.78cm" svg:y="18.779cm">
          <text:p text:style-name="P1">state/fn-call-stats-map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1.905cm" svg:height="1.905cm" svg:x="25.766cm" svg:y="26.893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10.16cm" svg:height="1.27cm" svg:x="43.227cm" svg:y="27.358cm">
          <text:p text:style-name="P1">target-commands/run-command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60.372cm" svg:y1="9.572cm" svg:x2="60.055cm" svg:y2="32.432cm">
          <text:p/>
        </draw:line>
        <draw:custom-shape draw:style-name="gr13" draw:text-style-name="P1" xml:id="id13" draw:id="id13" draw:layer="layout" svg:width="6.668cm" svg:height="1.588cm" svg:x="70.858cm" svg:y="27.195cm">
          <text:p text:style-name="P1">fs-core/run-command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6.718cm" svg:y1="28.798cm" svg:x2="43.227cm" svg:y2="27.993cm" draw:start-shape="id5" draw:start-glue-point="2" draw:end-shape="id6" draw:end-glue-point="3" svg:d="M26718 28798v500h8731v-1305h7778" svg:viewBox="0 0 16510 1306">
          <text:p/>
        </draw:connector>
        <draw:custom-shape draw:style-name="gr14" draw:text-style-name="P5" xml:id="id8" draw:id="id8" draw:layer="layout" svg:width="10.795cm" svg:height="4.763cm" svg:x="38.147cm" svg:y="12.112cm">
          <text:p text:style-name="P1">LOCAL Trace</text:p>
          <text:p text:style-name="P1">Trace values are LocalImmValue </text:p>
          <text:p text:style-name="P1">which contains memory pointer. <text:s/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42.592cm" svg:y1="19.415cm" svg:x2="43.544cm" svg:y2="16.875cm" draw:start-shape="id7" draw:start-glue-point="0" draw:end-shape="id8" draw:end-glue-point="2" svg:d="M42592 19415l952-2540" svg:viewBox="0 0 953 2541">
          <text:p/>
        </draw:connector>
        <draw:custom-shape draw:style-name="gr16" draw:text-style-name="P3" xml:id="id12" draw:id="id12" draw:layer="layout" svg:width="4.445cm" svg:height="1.905cm" svg:x="18.78cm" svg:y="27.034cm">
          <text:p text:style-name="P1">ui/state-vars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9.574cm" svg:y1="19.891cm" svg:x2="25.765cm" svg:y2="13.858cm" draw:start-shape="id9" draw:start-glue-point="3" draw:end-shape="id10" draw:end-glue-point="1" svg:d="M29574 19891l-3809-6033" svg:viewBox="0 0 3810 6034">
          <text:p/>
        </draw:connector>
        <draw:connector draw:style-name="gr17" draw:text-style-name="P4" draw:layer="layout" draw:type="line" svg:x1="29.574cm" svg:y1="19.891cm" svg:x2="25.448cm" svg:y2="19.731cm" draw:start-shape="id9" draw:start-glue-point="3" draw:end-shape="id11" draw:end-glue-point="1" svg:d="M29574 19891l-4126-160" svg:viewBox="0 0 4127 161">
          <text:p/>
        </draw:connector>
        <draw:connector draw:style-name="gr17" draw:text-style-name="P4" draw:layer="layout" draw:type="line" svg:x1="29.574cm" svg:y1="19.891cm" svg:x2="27.671cm" svg:y2="27.845cm" draw:start-shape="id9" draw:start-glue-point="3" draw:end-shape="id5" draw:end-glue-point="1" svg:d="M29574 19891l-1903 7954" svg:viewBox="0 0 1904 7955">
          <text:p/>
        </draw:connector>
        <draw:connector draw:style-name="gr17" draw:text-style-name="P4" draw:layer="layout" draw:type="line" svg:x1="25.766cm" svg:y1="27.845cm" svg:x2="23.225cm" svg:y2="27.986cm" draw:start-shape="id5" draw:start-glue-point="3" draw:end-shape="id12" draw:end-glue-point="1" svg:d="M25766 27845l-2541 141" svg:viewBox="0 0 2542 142">
          <text:p/>
        </draw:connector>
        <draw:frame draw:style-name="gr18" draw:text-style-name="P7" draw:layer="layout" svg:width="21.148cm" svg:height="1.276cm" svg:x="47.479cm" svg:y="4.804cm">
          <draw:text-box>
            <text:p text:style-name="P6"><text:span text:style-name="T1">Local debugging (All in the same JVM process)</text:span></text:p>
          </draw:text-box>
        </draw:frame>
        <draw:frame draw:style-name="gr18" draw:text-style-name="P7" draw:layer="layout" svg:width="2.547cm" svg:height="1.276cm" svg:x="54.968cm" svg:y="10.207cm">
          <draw:text-box>
            <text:p><text:span text:style-name="T1">DBG</text:span></text:p>
          </draw:text-box>
        </draw:frame>
        <draw:frame draw:style-name="gr18" draw:text-style-name="P7" draw:layer="layout" svg:width="2.598cm" svg:height="1.276cm" svg:x="57.515cm" svg:y="10.213cm">
          <draw:text-box>
            <text:p><text:span text:style-name="T1">INST</text:span></text:p>
          </draw:text-box>
        </draw:frame>
        <draw:connector draw:style-name="gr19" draw:text-style-name="P4" draw:layer="layout" draw:type="line" svg:x1="53.387cm" svg:y1="27.993cm" svg:x2="70.858cm" svg:y2="27.989cm" draw:start-shape="id6" draw:start-glue-point="1" draw:end-shape="id13" draw:end-glue-point="3" svg:d="M53387 27993l17471-4" svg:viewBox="0 0 17472 5">
          <text:p text:style-name="P1">direct function call</text:p>
        </draw:connector>
        <draw:custom-shape draw:style-name="gr1" draw:text-style-name="P2" xml:id="id14" draw:id="id14" draw:layer="layout" svg:width="9.842cm" svg:height="5.715cm" svg:x="97.203cm" svg:y="55.298cm">
          <text:p text:style-name="P1">Instrumented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7.203cm" svg:y1="58.155cm" svg:x2="85.773cm" svg:y2="57.405cm" draw:start-shape="id14" draw:start-glue-point="6" draw:end-shape="id15" draw:end-glue-point="1" svg:d="M97203 58155h-5715v-750h-5715" svg:viewBox="0 0 11431 751">
          <text:p text:style-name="P1">Generate traces</text:p>
        </draw:connector>
        <draw:path draw:style-name="gr3" draw:text-style-name="P1" xml:id="id15" draw:id="id15" draw:layer="layout" svg:width="5.719cm" svg:height="2.307cm" svg:x="80.053cm" svg:y="56.251cm" svg:viewBox="0 0 5720 2308" svg:d="M0 2308v-1270h953v1270zM953 2308v-1270h953v1270zM1905 2308v-1270h953v1270zM2857 2308v-1270h953v1270zM3810 2308v-1270h953v1270zM4762 2308v-1270h953v1270zM741 458c-19 5-37 7-57 7-44 0-67-25-67-76v-224h-38v-41h41l16-75h37v75h62v41h-62v212c0 16 3 27 8 34 5 6 15 10 28 10 7 0 18-2 32-5zM791 460v-258c0-23-1-49-2-78h53c2 38 2 61 2 69h2c8-29 19-49 30-59 12-11 28-16 49-16 8 0 15 1 23 3v51c-8-2-17-3-30-3-23 0-41 10-53 30s-18 49-18 86v175zM1086 466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099 424c21 0 39-5 55-14s28-22 37-38c10-16 14-33 14-50v-28l-61 1c-26 1-46 4-60 8-13 5-24 13-31 23-7 11-11 24-11 41 0 18 5 32 15 42s24 15 42 15zM1395 290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1713 304c0 38 8 68 23 89 16 21 40 31 70 31 24 0 44-5 58-14 15-10 25-22 30-37l49 14c-20 53-66 79-137 79-49 0-87-15-113-44-26-30-39-74-39-132 0-56 13-98 39-128 26-29 63-44 111-44 99 0 148 59 148 178v8zM1894 261c-3-35-12-61-27-78-15-16-36-24-64-24-27 0-48 9-64 27s-25 43-26 75zM2023 460v-258c0-23-1-49-2-78h53c2 38 2 61 2 69h2c8-29 19-49 30-59 12-11 28-16 49-16 8 0 15 1 23 3v51c-8-2-17-3-30-3-23 0-41 10-53 30s-18 49-18 86v175zM2190 467l127-467h49l-126 467zM2540 458c-19 5-37 7-57 7-44 0-67-25-67-76v-224h-38v-41h41l16-75h37v75h62v41h-62v212c0 16 3 27 8 34 5 6 15 10 28 10 7 0 18-2 32-5zM2590 460v-258c0-23-1-49-2-78h53c2 38 2 61 2 69h2c8-29 19-49 30-59 12-11 28-16 49-16 8 0 15 1 23 3v51c-8-2-17-3-30-3-23 0-41 10-53 30s-18 49-18 86v175zM2886 466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2899 424c21 0 39-5 55-14s28-22 37-38c10-16 14-33 14-50v-28l-61 1c-26 1-46 4-60 8-13 5-24 13-31 23-7 11-11 24-11 41 0 18 5 32 15 42s24 15 42 15zM3194 290c0 45 7 78 21 100 14 21 36 32 64 32 20 0 36-5 50-16 13-11 21-27 24-50l57 4c-5 32-18 58-41 77-24 19-53 29-89 29-46 0-82-15-107-44-25-30-37-73-37-130s12-100 37-129c25-30 61-45 107-45 34 0 63 9 85 27 23 17 37 42 43 73l-57 5c-3-19-11-34-22-45-12-11-29-16-51-16-29 0-51 10-64 29-13 20-20 53-20 99zM3513 304c0 38 8 68 23 89 16 21 40 31 70 31 24 0 44-5 58-14 15-10 25-22 30-37l49 14c-20 53-66 79-137 79-49 0-87-15-113-44-26-30-39-74-39-132 0-56 13-98 39-128 26-29 63-44 111-44 99 0 148 59 148 178v8zM3694 261c-3-35-12-61-27-78-15-16-36-24-64-24-27 0-48 9-64 27s-25 43-26 75zM3806 316v-50h155v50zM4140 466c-43 0-74-14-94-43-19-29-29-72-29-129 0-117 41-176 123-176 25 0 46 5 63 14s30 23 42 44c0-6 1-17 1-32 1-16 2-23 3-23h54c-2 12-3 42-3 91v380h-55v-136l1-51h-1c-11 22-25 38-41 47s-38 14-64 14zM4245 288c0-44-8-76-22-97s-37-32-68-32c-28 0-49 11-61 32-13 21-19 55-19 101 0 47 7 80 19 101 13 20 33 30 60 30 32 0 55-11 69-34 14-22 22-56 22-101zM4438 124v213c0 22 3 39 7 51 4 13 11 21 21 27 9 5 23 8 42 8 26 0 48-9 63-28 16-18 23-44 23-76v-195h56v264c0 39 1 63 2 72h-53c0-1 0-4 0-9-1-4-1-9-1-15s-1-17-1-34h-1c-13 24-28 40-45 50-16 9-37 14-62 14-37 0-64-9-81-27-17-19-26-49-26-91v-224zM4778 304c0 38 8 68 23 89 16 21 40 31 70 31 24 0 44-5 58-14 15-10 25-22 30-37l49 14c-20 53-66 79-137 79-49 0-87-15-113-44-26-30-39-74-39-132 0-56 13-98 39-128 26-29 63-44 111-44 99 0 148 59 148 178v8zM4959 261c-3-35-12-61-27-78-15-16-36-24-64-24-27 0-48 9-64 27s-25 43-26 75zM5141 124v213c0 22 3 39 7 51 4 13 11 21 21 27 9 5 23 8 42 8 26 0 48-9 63-28 16-18 23-44 23-76v-195h56v264c0 39 1 63 2 72h-53c0-1 0-4 0-9-1-4-1-9-1-15s-1-17-1-34h-1c-13 24-28 40-45 50-16 9-37 14-62 14-37 0-64-9-81-27-17-19-26-49-26-91v-224zM5481 304c0 38 8 68 23 89 16 21 40 31 70 31 24 0 44-5 58-14 15-10 25-22 30-37l49 14c-20 53-66 79-137 79-49 0-87-15-113-44-26-30-39-74-39-132 0-56 13-98 39-128 26-29 63-44 111-44 99 0 148 59 148 178v8zM5662 261c-3-35-12-61-27-78-15-16-36-24-64-24-27 0-48 9-64 27s-25 43-26 75z">
          <text:p/>
        </draw:path>
        <draw:custom-shape draw:style-name="gr4" draw:text-style-name="P1" xml:id="id16" draw:id="id16" draw:layer="layout" svg:width="4.762cm" svg:height="3.81cm" svg:x="71.486cm" svg:y="55.933cm">
          <text:p text:style-name="P1">Sender thread</text:p>
          <text:p text:style-name="P1">🗘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80.053cm" svg:y1="57.405cm" svg:x2="76.248cm" svg:y2="57.838cm" draw:start-shape="id15" draw:start-glue-point="3" draw:end-shape="id16" draw:end-glue-point="10" svg:d="M80053 57405h-1902v433h-1903" svg:viewBox="0 0 3806 434">
          <text:p/>
        </draw:connector>
        <draw:custom-shape draw:style-name="gr6" draw:text-style-name="P1" xml:id="id19" draw:id="id19" draw:layer="layout" svg:width="9.208cm" svg:height="2.222cm" svg:x="24.494cm" svg:y="54.658cm">
          <text:p text:style-name="P1">trace-processor/dispatch-trace</text:p>
          <draw:enhanced-geometry svg:viewBox="0 0 21600 21600" draw:type="rectangle" draw:enhanced-path="M 0 0 L 21600 0 21600 21600 0 21600 0 0 Z N"/>
        </draw:custom-shape>
        <draw:custom-shape draw:style-name="gr8" draw:text-style-name="P3" xml:id="id20" draw:id="id20" draw:layer="layout" svg:width="4.127cm" svg:height="2.223cm" svg:x="17.827cm" svg:y="49.26cm">
          <text:p text:style-name="P1">state/*state</text:p>
          <draw:enhanced-geometry svg:viewBox="0 0 21600 21600" draw:type="rectangle" draw:enhanced-path="M 0 0 L 21600 0 21600 21600 0 21600 0 0 Z N"/>
        </draw:custom-shape>
        <draw:custom-shape draw:style-name="gr9" draw:text-style-name="P3" xml:id="id21" draw:id="id21" draw:layer="layout" svg:width="6.668cm" svg:height="1.905cm" svg:x="14.969cm" svg:y="55.292cm">
          <text:p text:style-name="P1">state/fn-call-stats-map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1.905cm" svg:height="1.905cm" svg:x="21.637cm" svg:y="62.136cm">
          <text:p text:style-name="P1">UI</text:p>
          <draw:enhanced-geometry svg:viewBox="0 0 21600 21600" draw:type="rectangle" draw:enhanced-path="M 0 0 L 21600 0 21600 21600 0 21600 0 0 Z N"/>
        </draw:custom-shape>
        <draw:custom-shape draw:style-name="gr11" draw:text-style-name="P1" xml:id="id27" draw:id="id27" draw:layer="layout" svg:width="10.16cm" svg:height="1.27cm" svg:x="41.005cm" svg:y="63.235cm">
          <text:p text:style-name="P1">target-commands/run-command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8.15cm" svg:y1="47.678cm" svg:x2="57.833cm" svg:y2="70.538cm">
          <text:p/>
        </draw:line>
        <draw:custom-shape draw:style-name="gr13" draw:text-style-name="P1" xml:id="id25" draw:id="id25" draw:layer="layout" svg:width="6.668cm" svg:height="1.588cm" svg:x="70.532cm" svg:y="68.632cm">
          <text:p text:style-name="P1">fs-core/run-command</text:p>
          <draw:enhanced-geometry svg:viewBox="0 0 21600 21600" draw:type="rectangle" draw:enhanced-path="M 0 0 L 21600 0 21600 21600 0 21600 0 0 Z N"/>
        </draw:custom-shape>
        <draw:custom-shape draw:style-name="gr21" draw:text-style-name="P8" xml:id="id18" draw:id="id18" draw:layer="layout" svg:width="10.795cm" svg:height="4.763cm" svg:x="63.548cm" svg:y="47.678cm">
          <text:p text:style-name="P1">Referenced values Trace</text:p>
          <text:p text:style-name="P1">The trace keeps a pointer and the</text:p>
          <text:p text:style-name="P1">values remain</text:p>
          <text:p text:style-name="P1">stored in *values-references. <text:s/>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draw:type="line" svg:x1="69.139cm" svg:y1="56.605cm" svg:x2="68.945cm" svg:y2="52.441cm" draw:start-shape="id17" draw:start-glue-point="0" draw:end-shape="id18" draw:end-glue-point="2" svg:d="M69139 56605l-194-4164" svg:viewBox="0 0 195 4165">
          <text:p/>
        </draw:connector>
        <draw:custom-shape draw:style-name="gr16" draw:text-style-name="P3" xml:id="id23" draw:id="id23" draw:layer="layout" svg:width="4.445cm" svg:height="1.905cm" svg:x="14.651cm" svg:y="62.277cm">
          <text:p text:style-name="P1">ui/state-vars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4.494cm" svg:y1="55.769cm" svg:x2="21.954cm" svg:y2="50.371cm" draw:start-shape="id19" draw:start-glue-point="3" draw:end-shape="id20" draw:end-glue-point="1" svg:d="M24494 55769l-2540-5398" svg:viewBox="0 0 2541 5399">
          <text:p/>
        </draw:connector>
        <draw:connector draw:style-name="gr17" draw:text-style-name="P4" draw:layer="layout" draw:type="line" svg:x1="24.494cm" svg:y1="55.769cm" svg:x2="21.637cm" svg:y2="56.244cm" draw:start-shape="id19" draw:start-glue-point="3" draw:end-shape="id21" draw:end-glue-point="1" svg:d="M24494 55769l-2857 475" svg:viewBox="0 0 2858 476">
          <text:p/>
        </draw:connector>
        <draw:connector draw:style-name="gr17" draw:text-style-name="P4" draw:layer="layout" draw:type="line" svg:x1="24.494cm" svg:y1="55.769cm" svg:x2="23.542cm" svg:y2="63.088cm" draw:start-shape="id19" draw:start-glue-point="3" draw:end-shape="id22" draw:end-glue-point="1" svg:d="M24494 55769l-952 7319" svg:viewBox="0 0 953 7320">
          <text:p/>
        </draw:connector>
        <draw:connector draw:style-name="gr17" draw:text-style-name="P4" draw:layer="layout" draw:type="line" svg:x1="21.637cm" svg:y1="63.088cm" svg:x2="19.096cm" svg:y2="63.229cm" draw:start-shape="id22" draw:start-glue-point="3" draw:end-shape="id23" draw:end-glue-point="1" svg:d="M21637 63088l-2541 141" svg:viewBox="0 0 2542 142">
          <text:p/>
        </draw:connector>
        <draw:frame draw:style-name="gr18" draw:text-style-name="P7" draw:layer="layout" svg:width="16.093cm" svg:height="2.301cm" svg:x="50.53cm" svg:y="42.275cm">
          <draw:text-box>
            <text:p text:style-name="P6"><text:span text:style-name="T1"/></text:p>
            <text:p text:style-name="P6"><text:span text:style-name="T1">Remote debugging (two processes)</text:span></text:p>
          </draw:text-box>
        </draw:frame>
        <draw:frame draw:style-name="gr18" draw:text-style-name="P7" draw:layer="layout" svg:width="2.547cm" svg:height="1.276cm" svg:x="55.286cm" svg:y="47.672cm">
          <draw:text-box>
            <text:p><text:span text:style-name="T1">DBG</text:span></text:p>
          </draw:text-box>
        </draw:frame>
        <draw:frame draw:style-name="gr23" draw:text-style-name="P7" draw:layer="layout" svg:width="2.858cm" svg:height="1.276cm" svg:x="60.69cm" svg:y="47.678cm">
          <draw:text-box>
            <text:p><text:span text:style-name="T1">INST</text:span></text:p>
          </draw:text-box>
        </draw:frame>
        <draw:line draw:style-name="gr20" draw:text-style-name="P4" draw:layer="layout" svg:x1="60.69cm" svg:y1="47.678cm" svg:x2="60.373cm" svg:y2="70.538cm">
          <text:p/>
        </draw:line>
        <draw:frame draw:style-name="gr24" draw:text-style-name="P9" draw:layer="layout" svg:width="2.72cm" svg:height="0.962cm" draw:transform="rotate (-1.60221225333079) translate (60.055cm 48.025cm)">
          <draw:text-box>
            <text:p>network</text:p>
          </draw:text-box>
        </draw:frame>
        <draw:custom-shape draw:style-name="gr25" draw:text-style-name="P3" xml:id="id24" draw:id="id24" draw:layer="layout" svg:width="10.159cm" svg:height="2.541cm" svg:x="71.169cm" svg:y="61.329cm">
          <text:p text:style-name="P1">trace-types/*values-references</text:p>
          <draw:enhanced-geometry svg:viewBox="0 0 21600 21600" draw:type="rectangle" draw:enhanced-path="M 0 0 L 21600 0 21600 21600 0 21600 0 0 Z N"/>
        </draw:custom-shape>
        <draw:connector draw:style-name="gr26" draw:text-style-name="P4" draw:layer="layout" draw:type="line" svg:x1="73.867cm" svg:y1="59.743cm" svg:x2="76.248cm" svg:y2="61.329cm" draw:start-shape="id16" draw:start-glue-point="8" draw:end-shape="id24" draw:end-glue-point="0" svg:d="M73867 59743l2381 1586" svg:viewBox="0 0 2382 1587">
          <text:p text:style-name="P1">writes</text:p>
        </draw:connector>
        <draw:custom-shape draw:style-name="gr27" draw:text-style-name="P1" xml:id="id26" draw:id="id26" draw:layer="layout" svg:width="5.397cm" svg:height="0.953cm" svg:x="71.168cm" svg:y="65.775cm">
          <text:p text:style-name="P1">:get-remote-valu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8" draw:text-style-name="P4" draw:layer="layout" draw:type="line" svg:x1="73.866cm" svg:y1="68.632cm" svg:x2="73.866cm" svg:y2="66.728cm" draw:start-shape="id25" draw:start-glue-point="0" draw:end-shape="id26" draw:end-glue-point="2" svg:d="M73866 68632v-1904" svg:viewBox="0 0 1 1905">
          <text:p/>
        </draw:connector>
        <draw:connector draw:style-name="gr26" draw:text-style-name="P4" draw:layer="layout" draw:type="line" svg:x1="73.866cm" svg:y1="65.775cm" svg:x2="76.248cm" svg:y2="63.87cm" draw:start-shape="id26" draw:start-glue-point="0" draw:end-shape="id24" draw:end-glue-point="2" svg:d="M73866 65775l2382-1905" svg:viewBox="0 0 2383 1906">
          <text:p text:style-name="P1">reads</text:p>
        </draw:connector>
        <draw:custom-shape draw:style-name="gr29" draw:text-style-name="P1" draw:layer="layout" svg:width="5.715cm" svg:height="1.905cm" draw:transform="rotate (-1.57725404502727) translate (65.176cm 55.121cm)">
          <text:p text:style-name="P1">websocket-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715cm" svg:height="1.905cm" draw:transform="rotate (-1.57725404502727) translate (56.917cm 54.992cm)">
          <text:p text:style-name="P1">websocket-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4" draw:layer="layout" svg:x1="62.913cm" svg:y1="55.933cm" svg:x2="57.198cm" svg:y2="55.933cm">
          <text:p/>
        </draw:line>
        <draw:line draw:style-name="gr31" draw:text-style-name="P4" draw:layer="layout" svg:x1="62.913cm" svg:y1="59.425cm" svg:x2="57.198cm" svg:y2="59.425cm">
          <text:p/>
        </draw:line>
        <draw:line draw:style-name="gr32" draw:text-style-name="P4" draw:layer="layout" svg:x1="71.485cm" svg:y1="57.838cm" svg:x2="65.135cm" svg:y2="55.933cm">
          <text:p/>
        </draw:line>
        <draw:custom-shape draw:style-name="gr33" draw:text-style-name="P10" xml:id="id17" draw:id="id17" draw:layer="layout" svg:width="2.54cm" svg:height="0.953cm" draw:transform="rotate (-0.245567825755602) translate (67.907cm 56.296cm)">
          <text:p text:style-name="P1">:trace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54.975cm" svg:y1="55.933cm" svg:x2="49.577cm" svg:y2="55.927cm">
          <text:p/>
        </draw:line>
        <draw:line draw:style-name="gr32" draw:text-style-name="P4" draw:layer="layout" svg:x1="51.483cm" svg:y1="63.87cm" svg:x2="54.34cm" svg:y2="59.743cm">
          <text:p/>
        </draw:line>
        <draw:connector draw:style-name="gr17" draw:text-style-name="P4" draw:layer="layout" draw:type="line" svg:x1="23.542cm" svg:y1="63.088cm" svg:x2="41.005cm" svg:y2="63.87cm" draw:start-shape="id22" draw:start-glue-point="1" draw:end-shape="id27" draw:end-glue-point="3" svg:d="M23542 63088l17463 782" svg:viewBox="0 0 17464 783">
          <text:p/>
        </draw:connector>
        <draw:line draw:style-name="gr34" draw:text-style-name="P4" draw:layer="layout" svg:x1="65.135cm" svg:y1="59.425cm" svg:x2="70.215cm" svg:y2="69.585cm">
          <text:p/>
        </draw:line>
        <draw:line draw:style-name="gr32" draw:text-style-name="P4" draw:layer="layout" svg:x1="70.85cm" svg:y1="66.41cm" svg:x2="65.453cm" svg:y2="56.885cm">
          <text:p/>
        </draw:line>
        <draw:custom-shape draw:style-name="gr6" draw:text-style-name="P1" xml:id="id29" draw:id="id29" draw:layer="layout" svg:width="9.208cm" svg:height="2.222cm" svg:x="41.957cm" svg:y="57.52cm">
          <text:p text:style-name="P1">process-comand-response</text:p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54.658cm" svg:y1="55.933cm" svg:x2="51.483cm" svg:y2="58.473cm">
          <text:p/>
        </draw:line>
        <draw:custom-shape draw:style-name="gr35" draw:text-style-name="P3" xml:id="id28" draw:id="id28" draw:layer="layout" svg:width="10.478cm" svg:height="1.588cm" svg:x="41.005cm" svg:y="60.695cm">
          <text:p text:style-name="P1">*pending-command-callbacks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line" svg:x1="46.085cm" svg:y1="63.235cm" svg:x2="46.244cm" svg:y2="62.283cm" draw:start-shape="id27" draw:start-glue-point="0" draw:end-shape="id28" draw:end-glue-point="2" svg:d="M46085 63235l159-952" svg:viewBox="0 0 160 953">
          <text:p/>
        </draw:connector>
        <draw:connector draw:style-name="gr28" draw:text-style-name="P4" draw:layer="layout" draw:type="line" svg:x1="46.561cm" svg:y1="59.742cm" svg:x2="46.244cm" svg:y2="60.695cm" draw:start-shape="id29" draw:start-glue-point="2" draw:end-shape="id28" draw:end-glue-point="0" svg:d="M46561 59742l-317 953" svg:viewBox="0 0 318 954">
          <text:p/>
        </draw:connector>
        <draw:custom-shape draw:style-name="gr36" draw:text-style-name="P11" draw:layer="layout" svg:width="1.27cm" svg:height="1.27cm" svg:x="52.435cm" svg:y="28.3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27cm" svg:height="1.27cm" svg:x="65.77cm" svg:y="20.36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27cm" svg:height="1.27cm" svg:x="71.802cm" svg:y="57.83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27cm" svg:height="1.27cm" svg:x="50.212cm" svg:y="64.1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3.017cm" svg:height="1.27cm" svg:x="30.845cm" svg:y="1.952cm">
          <text:p text:style-name="P1">Switches behavior between local / remote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27cm" svg:height="1.27cm" svg:x="29.257cm" svg:y="1.9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30" draw:id="id30" draw:layer="layout" svg:width="11.43cm" svg:height="2.222cm" svg:x="39.735cm" svg:y="54.657cm">
          <text:p text:style-name="P1">trace-processor/remote-dispatch-trace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39.735cm" svg:y1="55.768cm" svg:x2="33.702cm" svg:y2="55.769cm" draw:start-shape="id30" draw:start-glue-point="3" draw:end-shape="id19" draw:end-glue-point="1" svg:d="M39735 55768l-6033 1" svg:viewBox="0 0 6034 2">
          <text:p/>
        </draw:connector>
        <draw:custom-shape draw:style-name="gr39" draw:text-style-name="P12" xml:id="id31" draw:id="id31" draw:layer="layout" svg:width="2.222cm" svg:height="0.953cm" svg:x="35.608cm" svg:y="55.292cm">
          <text:p text:style-name="P1">:trace</text:p>
          <draw:enhanced-geometry svg:viewBox="0 0 21600 21600" draw:type="rectangle" draw:enhanced-path="M 0 0 L 21600 0 21600 21600 0 21600 0 0 Z N"/>
        </draw:custom-shape>
        <draw:custom-shape draw:style-name="gr14" draw:text-style-name="P5" xml:id="id32" draw:id="id32" draw:layer="layout" svg:width="10.795cm" svg:height="4.763cm" svg:x="34.655cm" svg:y="44.815cm">
          <text:p text:style-name="P1">REMOTE Trace</text:p>
          <text:p text:style-name="P1">Trace values are RemoteImmValue </text:p>
          <text:p text:style-name="P1">which contains a value id. <text:s/></text:p>
          <draw:enhanced-geometry svg:viewBox="0 0 21600 21600" draw:type="rectangle" draw:enhanced-path="M 0 0 L 21600 0 21600 21600 0 21600 0 0 Z N"/>
        </draw:custom-shape>
        <draw:connector draw:style-name="gr40" draw:text-style-name="P4" draw:layer="layout" draw:type="line" svg:x1="36.719cm" svg:y1="55.292cm" svg:x2="40.052cm" svg:y2="49.578cm" draw:start-shape="id31" draw:start-glue-point="0" draw:end-shape="id32" draw:end-glue-point="2" svg:d="M36719 55292l3333-5714" svg:viewBox="0 0 3334 5715">
          <text:p/>
        </draw:connector>
        <draw:custom-shape draw:style-name="gr6" draw:text-style-name="P1" xml:id="id4" draw:id="id4" draw:layer="layout" svg:width="9.208cm" svg:height="2.222cm" svg:x="46.402cm" svg:y="18.78cm">
          <text:p text:style-name="P1">trace-processor/dispatch-trace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line" svg:x1="46.402cm" svg:y1="19.891cm" svg:x2="38.782cm" svg:y2="19.891cm" draw:start-shape="id4" draw:start-glue-point="3" draw:end-shape="id9" draw:end-glue-point="1" svg:d="M46402 19891h-7620" svg:viewBox="0 0 7621 1">
          <text:p/>
        </draw:connector>
        <draw:custom-shape draw:style-name="gr41" draw:text-style-name="P13" xml:id="id7" draw:id="id7" draw:layer="layout" svg:width="2.54cm" svg:height="0.953cm" svg:x="41.322cm" svg:y="19.415cm">
          <text:p text:style-name="P1">tr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1T10:31:12.138373646</meta:creation-date>
    <dc:date>2022-05-11T16:32:39.465225673</dc:date>
    <meta:editing-duration>PT3H39M5S</meta:editing-duration>
    <meta:editing-cycles>9</meta:editing-cycles>
    <meta:generator>LibreOffice/7.0.2.2$Linux_X86_64 LibreOffice_project/00$Build-2</meta:generator>
    <meta:document-statistic meta:object-count="84"/>
  </office:meta>
</office:document-meta>
</file>